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left"/>
    </style:style>
    <style:style style:name="Table3.A" style:family="table-column">
      <style:table-column-properties style:column-width="4.249cm"/>
    </style:style>
    <style:style style:name="Table3.D" style:family="table-column">
      <style:table-column-properties style:column-width="4.251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6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omplementar el modulo usuarios</text:p>
        </text:list-item>
        <text:list-item>
          <text:p text:style-name="P10">Complementar el modulo proyectos</text:p>
        </text:list-item>
        <text:list-item>
          <text:p text:style-name="P10">Implementar paquetes de respuesta requeridos basado en el protocolo de comunicación</text:p>
        </text:list-item>
        <text:list-item>
          <text:p text:style-name="P10">Complementar el protocolo de comunicación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mplementar el modulo usuarios</text:p>
          </table:table-cell>
          <table:table-cell table:style-name="Table3.A2" office:value-type="string">
            <text:p text:style-name="P12">Implementación de acciones del modulo usuario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Complementar el modulo proyectos</text:p>
          </table:table-cell>
          <table:table-cell table:style-name="Table3.A2" office:value-type="string">
            <text:p text:style-name="P12">Implementación de acciones del modulo usuario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paquetes requeridos basado en el protocolo de comunicación</text:p>
          </table:table-cell>
          <table:table-cell table:style-name="Table3.A2" office:value-type="string">
            <text:p text:style-name="P12">Paquete de clases que representan los paquete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paquetes requeridos basado en el protocolo de comunicación</text:p>
          </table:table-cell>
          <table:table-cell table:style-name="Table3.A2" office:value-type="string">
            <text:p text:style-name="P12">Paquete de clases que representan los paquetes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mplementar el protocolo de comunicación</text:p>
          </table:table-cell>
          <table:table-cell table:style-name="Table3.A2" office:value-type="string">
            <text:p text:style-name="P12">Anexo al documento de protocolo de comunicaciones.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/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1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7T12:07:23</meta:creation-date>
    <dc:creator>David Cuadrado</dc:creator>
    <dc:date>2007-02-24T12:23:40</dc:date>
    <dc:language>es-CO</dc:language>
    <meta:editing-cycles>18</meta:editing-cycles>
    <meta:editing-duration>PT18M11S</meta:editing-duration>
    <meta:template xlink:type="simple" xlink:actuate="onRequest" xlink:role="template" xlink:href="../../../../.ooo-2.0/user/template/ktoon_plan_de_iteracion.ott" xlink:title="ktoon_plan_de_iteracion" meta:date="2007-02-07T12:07:23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2" meta:paragraph-count="40" meta:word-count="140" meta:character-count="1033"/>
  </office:meta>
</office:document-meta>
</file>